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style:font-name="Monospace" fo:font-size="12pt" style:font-size-asian="12pt" style:font-size-complex="12pt"/>
    </style:style>
    <style:style style:name="P2" style:family="paragraph" style:parent-style-name="Preformatted_20_Text">
      <loext:graphic-properties draw:fill="solid" draw:fill-color="#f1f0f0" draw:opacity="100%"/>
      <style:paragraph-properties fo:background-color="#f1f0f0"/>
      <style:text-properties style:font-name="Monospace" fo:font-size="12pt" style:font-size-asian="12pt" style:font-size-complex="12pt"/>
    </style:style>
    <style:style style:name="P3" style:family="paragraph" style:parent-style-name="Preformatted_20_Text">
      <loext:graphic-properties draw:fill="solid" draw:fill-color="#f1f0f0" draw:opacity="100%"/>
      <style:paragraph-properties fo:background-color="#f1f0f0"/>
      <style:text-properties fo:color="#e60000" style:font-name="Monospace" fo:font-size="12pt" style:font-size-asian="12pt" style:font-size-complex="12pt"/>
    </style:style>
    <style:style style:name="P4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style:font-name="Monospace" fo:font-size="12pt" style:font-size-asian="12pt" style:font-size-complex="12pt"/>
    </style:style>
    <style:style style:name="P5" style:family="paragraph" style:parent-style-name="Preformatted_20_Text">
      <loext:graphic-properties draw:fill="solid" draw:fill-color="#f1f0f0" draw:opacity="100%"/>
      <style:paragraph-properties fo:background-color="#f1f0f0"/>
      <style:text-properties style:font-name="Monospace" fo:font-size="12pt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style:font-name="Monospace" fo:font-size="12pt" officeooo:rsid="000d910e" officeooo:paragraph-rsid="000d910e" style:font-size-asian="12pt" style:font-size-complex="12pt"/>
    </style:style>
    <style:style style:name="P7" style:family="paragraph" style:parent-style-name="Preformatted_20_Text">
      <loext:graphic-properties draw:fill="solid" draw:fill-color="#f1f0f0" draw:opacity="100%"/>
      <style:paragraph-properties fo:margin-top="0cm" fo:margin-bottom="0.499cm" loext:contextual-spacing="false" fo:background-color="#f1f0f0"/>
      <style:text-properties fo:color="#000000" style:font-name="Monospace" fo:font-size="12pt" style:font-size-asian="12pt" style:font-size-complex="12pt"/>
    </style:style>
    <style:style style:name="T1" style:family="text">
      <style:text-properties fo:color="#e60000"/>
    </style:style>
    <style:style style:name="T2" style:family="text">
      <style:text-properties fo:color="#400000" fo:font-weight="bold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://bottlecaps.de/rr/ui" text:style-name="Internet_20_link" text:visited-style-name="Visited_20_Internet_20_Link"><text:span text:style-name="T3">http://bottlecaps.de/rr/ui</text:span></text:a></text:p>
      <text:p text:style-name="P6"/>
      <text:p text:style-name="P1"><text:span text:style-name="T1">programa <text:s/>::= <text:s text:c="2"/>lista_declaracoes</text:span></text:p>
      <text:p text:style-name="P2"/>
      <text:p text:style-name="P1"><text:span text:style-name="T1">lista_declaracoes ::= <text:s text:c="2"/>lista_declaracoes declaracao </text:span></text:p>
      <text:p text:style-name="P1"><text:s text:c="24"/>| declaracao</text:p>
      <text:p text:style-name="P2"/>
      <text:p text:style-name="P1"><text:span text:style-name="T1">declaracao <text:s/>::= <text:s text:c="2"/>declaracao_variavel declaracao_funcao </text:span></text:p>
      <text:p text:style-name="P1"><text:s text:c="16"/>| declaracao_funcao</text:p>
      <text:p text:style-name="P2"/>
      <text:p text:style-name="P1"><text:span text:style-name="T1">declaracao_variavel <text:s/>::= declaracao_variavel variavel</text:span></text:p>
      <text:p text:style-name="P1"><text:s text:c="20"/>| variavel</text:p>
      <text:p text:style-name="P2"/>
      <text:p text:style-name="P1"><text:span text:style-name="T1">variavel <text:s/>::= tipo DOISPONTOS var</text:span></text:p>
      <text:p text:style-name="P2"/>
      <text:p text:style-name="P1"><text:span text:style-name="T1">var <text:s/>::= var "," ID</text:span></text:p>
      <text:p text:style-name="P1"><text:s text:c="4"/>| ID "[" INTEIRO "]"</text:p>
      <text:p text:style-name="P1"><text:s text:c="4"/>| ID "[" INTEIRO "]" "[" INTEIRO "]"</text:p>
      <text:p text:style-name="P1"><text:s text:c="4"/>| ID</text:p>
      <text:p text:style-name="P2"/>
      <text:p text:style-name="P1"><text:span text:style-name="T1">tipo <text:s/>::= INTEIRO </text:span><text:span text:style-name="T2">|</text:span><text:span text:style-name="T1"> FLUTUANTE</text:span></text:p>
      <text:p text:style-name="P2"/>
      <text:p text:style-name="P1"><text:span text:style-name="T1">declaracao_funcao <text:s/>::= declaracao_funcao funcao</text:span></text:p>
      <text:p text:style-name="P1"><text:s text:c="18"/>| funcao</text:p>
      <text:p text:style-name="P2"/>
      <text:p text:style-name="P1"><text:span text:style-name="T1">funcao <text:s/>::= tipo ID "</text:span><text:span text:style-name="T2">(</text:span><text:span text:style-name="T1">" declaracao_parametros "</text:span><text:span text:style-name="T2">)</text:span><text:span text:style-name="T1">" declaracao_composta FIM</text:span></text:p>
      <text:p text:style-name="P1"><text:s text:c="8"/>| tipo ID "(" declaracao_parametros ")" FIM</text:p>
      <text:p text:style-name="P2"/>
      <text:p text:style-name="P1"><text:span text:style-name="T1">declaracao_parametros ::= lista_parametros </text:span><text:span text:style-name="T2">|</text:span><text:span text:style-name="T1"> vazio</text:span></text:p>
      <text:p text:style-name="P2"/>
      <text:p text:style-name="P1"><text:span text:style-name="T1">lista_parametros ::= <text:s/>lista_parametros "," parametro</text:span></text:p>
      <text:p text:style-name="P1"><text:s text:c="22"/>| parametro</text:p>
      <text:p text:style-name="P2"/>
      <text:p text:style-name="P1"><text:span text:style-name="T1">parametro <text:s/>::= <text:s/>tipo DOISPONTOS ID "[" INTEIRO "]"</text:span></text:p>
      <text:p text:style-name="P1"><text:soft-page-break/><text:s text:c="16"/>| tipo DOISPONTOS ID "[" INTEIRO "]" "[" INTEIRO "]"</text:p>
      <text:p text:style-name="P1"><text:s text:c="16"/>| tipo DOISPONTOS ID</text:p>
      <text:p text:style-name="P1"><text:s text:c="16"/>| vazio</text:p>
      <text:p text:style-name="P2"/>
      <text:p text:style-name="P1"><text:span text:style-name="T1">declaracao_composta ::= declaracoes_locais </text:span></text:p>
      <text:p text:style-name="P1"><text:s text:c="24"/>| lista_statements</text:p>
      <text:p text:style-name="P2"/>
      <text:p text:style-name="P1"><text:span text:style-name="T1">declaracoes_locais ::= <text:s/>declaracoes_locais declaracao_variavel</text:span></text:p>
      <text:p text:style-name="P1"><text:s text:c="24"/>| vazio</text:p>
      <text:p text:style-name="P2"/>
      <text:p text:style-name="P1"><text:span text:style-name="T1">lista_statements ::= <text:s/>lista_statements statement </text:span></text:p>
      <text:p text:style-name="P1"><text:s text:c="22"/>| vazio</text:p>
      <text:p text:style-name="P2"/>
      <text:p text:style-name="P1"><text:span text:style-name="T1">statement <text:s/>::= <text:s text:c="3"/>expressao</text:span></text:p>
      <text:p text:style-name="P1"><text:s text:c="18"/>| declaracao_composta</text:p>
      <text:p text:style-name="P1"><text:s text:c="18"/>| declaracao_selecao</text:p>
      <text:p text:style-name="P1"><text:s text:c="18"/>| declaracao_iteracao</text:p>
      <text:p text:style-name="P1"><text:s text:c="18"/>| declaracao_atribuicao</text:p>
      <text:p text:style-name="P1"><text:s text:c="18"/>| declaracao_leitura</text:p>
      <text:p text:style-name="P1"><text:s text:c="18"/>| declaracao_escrita</text:p>
      <text:p text:style-name="P1"><text:s text:c="18"/>| declaracao_retorno</text:p>
      <text:p text:style-name="P1"><text:s text:c="18"/>| erro</text:p>
      <text:p text:style-name="P2"/>
      <text:p text:style-name="P1"><text:span text:style-name="T1">declaracao_selecao <text:s/>::= <text:s text:c="2"/>SE expressao ENTAO lista_statements FIM</text:span></text:p>
      <text:p text:style-name="P1"><text:s text:c="26"/>| SE expressao ENTAO lista_statements SENAO lista_statements FIM</text:p>
      <text:p text:style-name="P2"/>
      <text:p text:style-name="P1"><text:span text:style-name="T1">declaracao_iteracao ::= <text:s text:c="2"/>REPITA lista_statements ATE expressao</text:span></text:p>
      <text:p text:style-name="P2"/>
      <text:p text:style-name="P1"><text:span text:style-name="T1">declaracao_atribuicao ::= var ":=" expressao</text:span></text:p>
      <text:p text:style-name="P2"/>
      <text:p text:style-name="P1"><text:span text:style-name="T1">declaracao_leitura ::= LEIA "</text:span><text:span text:style-name="T2">(</text:span><text:span text:style-name="T1">" ID "</text:span><text:span text:style-name="T2">)</text:span><text:span text:style-name="T1">"</text:span></text:p>
      <text:p text:style-name="P2"/>
      <text:p text:style-name="P1"><text:span text:style-name="T1">declaracao_escrita ::= ESCREVA "</text:span><text:span text:style-name="T2">(</text:span><text:span text:style-name="T1">" expressao "</text:span><text:span text:style-name="T2">)</text:span><text:span text:style-name="T1">"</text:span></text:p>
      <text:p text:style-name="P2"/>
      <text:p text:style-name="P1"><text:soft-page-break/><text:span text:style-name="T1">declaracao_retorno ::= RETORNA "</text:span><text:span text:style-name="T2">(</text:span><text:span text:style-name="T1">" expressao "</text:span><text:span text:style-name="T2">)</text:span><text:span text:style-name="T1">"</text:span></text:p>
      <text:p text:style-name="P2"/>
      <text:p text:style-name="P1"><text:span text:style-name="T1">expressao ::= expressao_simples </text:span></text:p>
      <text:p text:style-name="P1"><text:s text:c="14"/>| chamada_funcao</text:p>
      <text:p text:style-name="P2"/>
      <text:p text:style-name="P1"><text:span text:style-name="T1">expressao_simples ::= unario expressao_soma operador_relacional expressao_soma</text:span></text:p>
      <text:p text:style-name="P1"><text:s text:c="14"/>| expressao_soma</text:p>
      <text:p text:style-name="P2"/>
      <text:p text:style-name="P1"><text:span text:style-name="T1">unario <text:s/>::= operador_soma expressao</text:span></text:p>
      <text:p text:style-name="P2"/>
      <text:p text:style-name="P1"><text:span text:style-name="T1">operador_relacional ::= "&lt;" </text:span><text:span text:style-name="T2">|</text:span><text:span text:style-name="T1"> "&gt;" </text:span><text:span text:style-name="T2">|</text:span><text:span text:style-name="T1"> "=" </text:span><text:span text:style-name="T2">|</text:span><text:span text:style-name="T1"> "&lt;&gt;" </text:span><text:span text:style-name="T2">|</text:span><text:span text:style-name="T1"> "&lt;=" </text:span><text:span text:style-name="T2">|</text:span><text:span text:style-name="T1"> "&gt;="</text:span></text:p>
      <text:p text:style-name="P2"/>
      <text:p text:style-name="P1"><text:span text:style-name="T1">expressao_soma ::= expressao_soma operador_soma termo</text:span></text:p>
      <text:p text:style-name="P1"><text:s text:c="19"/>| termo</text:p>
      <text:p text:style-name="P2"/>
      <text:p text:style-name="P1"><text:span text:style-name="T1">operador_soma ::= "</text:span><text:span text:style-name="T2">+</text:span><text:span text:style-name="T1">" </text:span><text:span text:style-name="T2">|</text:span><text:span text:style-name="T1"> "</text:span><text:span text:style-name="T2">-</text:span><text:span text:style-name="T1">"</text:span></text:p>
      <text:p text:style-name="P2"/>
      <text:p text:style-name="P1"><text:span text:style-name="T1">termo ::= termo operador_multiplicacao fator </text:span></text:p>
      <text:p text:style-name="P1"><text:s text:c="10"/>| fator</text:p>
      <text:p text:style-name="P2"/>
      <text:p text:style-name="P1"><text:span text:style-name="T1">operador_multiplicacao ::= <text:s/>"</text:span><text:span text:style-name="T2">*</text:span><text:span text:style-name="T1">" </text:span><text:span text:style-name="T2">|</text:span><text:span text:style-name="T1"> "</text:span><text:span text:style-name="T2">/</text:span><text:span text:style-name="T1">"</text:span></text:p>
      <text:p text:style-name="P2"/>
      <text:p text:style-name="P1"><text:span text:style-name="T1">fator ::= "</text:span><text:span text:style-name="T2">(</text:span><text:span text:style-name="T1">" expressao "</text:span><text:span text:style-name="T2">)</text:span><text:span text:style-name="T1">"</text:span></text:p>
      <text:p text:style-name="P1"><text:s text:c="10"/>| numero</text:p>
      <text:p text:style-name="P1"><text:s text:c="10"/>| ID</text:p>
      <text:p text:style-name="P2"/>
      <text:p text:style-name="P1"><text:span text:style-name="T1">numero ::= NUM_INTEIRO </text:span><text:span text:style-name="T2">|</text:span><text:span text:style-name="T1"> NUM_PONTO_FLUTUANTE </text:span><text:span text:style-name="T2">|</text:span><text:span text:style-name="T1"> NUM_NOTACAO_CIENTIFICA</text:span></text:p>
      <text:p text:style-name="P2"/>
      <text:p text:style-name="P1"><text:span text:style-name="T1">chamadafuncao <text:s/>::= ID "</text:span><text:span text:style-name="T2">(</text:span><text:span text:style-name="T1">" lista_argumentos "</text:span><text:span text:style-name="T2">)</text:span><text:span text:style-name="T1">" </text:span></text:p>
      <text:p text:style-name="P2"/>
      <text:p text:style-name="P1"><text:span text:style-name="T1">lista_argumentos <text:s/>::= lista_argumentos "," expressao</text:span></text:p>
      <text:p text:style-name="P1"><text:s text:c="11"/>| expressao</text:p>
      <text:p text:style-name="P7"><text:s text:c="11"/>| vazio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ymbol0_5f_bnf" style:display-name="symbol0_bnf" style:family="text">
      <style:text-properties fo:color="#000066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keyword2_5f_sas" style:display-name="keyword2_sas" style:family="text">
      <style:text-properties fo:color="#0000ff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ério Aparecido Gonçalves</meta:initial-creator>
    <meta:creation-date>2017-03-30T18:14:24.630449812</meta:creation-date>
    <dc:date>2017-03-30T18:42:39.488964311</dc:date>
    <dc:creator>Rogério Aparecido Gonçalves</dc:creator>
    <meta:editing-duration>PT3M2S</meta:editing-duration>
    <meta:editing-cycles>3</meta:editing-cycles>
    <meta:generator>LibreOffice/5.3.1.2$Linux_X86_64 LibreOffice_project/e80a0e0fd1875e1696614d24c32df0f95f03deb2</meta:generator>
    <meta:document-statistic meta:table-count="0" meta:image-count="0" meta:object-count="0" meta:page-count="4" meta:paragraph-count="67" meta:word-count="275" meta:character-count="2695" meta:non-whitespace-character-count="1941"/>
  </office:meta>
</office:document-meta>
</file>